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text-align="start" style:justify-single-word="false"/>
      <style:text-properties style:font-name="DejaVu Math TeX Gyre" fo:font-size="14pt" fo:font-weight="normal" officeooo:rsid="00153aa6" officeooo:paragraph-rsid="00075302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Math TeX Gyre" fo:font-size="14pt" fo:font-weight="normal" officeooo:rsid="0013bcfc" officeooo:paragraph-rsid="0007530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Math TeX Gyre" fo:font-size="14pt" fo:font-weight="bold" officeooo:rsid="0013bcfc" officeooo:paragraph-rsid="00075302" style:font-size-asian="14pt" style:font-weight-asian="bold" style:font-size-complex="14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>
      <style:text-properties officeooo:rsid="001e5bff" officeooo:paragraph-rsid="00094e24"/>
    </style:style>
    <style:style style:name="P7" style:family="paragraph" style:parent-style-name="Text_20_body">
      <style:text-properties officeooo:paragraph-rsid="00094e2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5bff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5bff" style:font-weight-asian="bold" style:font-weight-complex="bold"/>
    </style:style>
    <style:style style:name="T5" style:family="text">
      <style:text-properties officeooo:rsid="001e5bf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utação Paralela e Distribuída</text:p>
      <text:p text:style-name="P3">Ano Lectivo 2025-26</text:p>
      <text:p text:style-name="P3">Laboratório - Aula 1</text:p>
      <text:p text:style-name="P4"><text:span text:style-name="T1"/></text:p>
      <text:p text:style-name="P4">RELATÓRIO</text:p>
      <text:p text:style-name="P4"/>
      <text:p text:style-name="P4"/>
      <text:p text:style-name="P2">NOME: BERNARDO ANTÓNIO LEÃO DOS SANTOS</text:p>
      <text:p text:style-name="P2">MATRICULA: 20230470</text:p>
      <text:p text:style-name="P2"/>
      <text:p text:style-name="P2">2. Gestor de tarefas pessoais</text:p>
      <text:p text:style-name="P2">Construa uma aplicação de organização pessoal que permite gerir as tarefas</text:p>
      <text:p text:style-name="P2">pendentes de uma pessoa. Cada tarefa:</text:p>
      <text:p text:style-name="P2">é identificada por uma sequência de caracteres única que, por</text:p>
      <text:p text:style-name="P2">simplicidade, não pode conter espaços;</text:p>
      <text:p text:style-name="P2">tem uma prioridade, definida por um inteiro entre 0 e 5 (5 é mais</text:p>
      <text:p text:style-name="P2">prioritária, 0 é menos prioritária).</text:p>
      <text:p text:style-name="P2">A aplicação tem os seguintes comandos:</text:p>
      <text:p text:style-name="P2">$ new &lt;prioridade&gt; &lt;id-nova-tarefa&gt;</text:p>
      <text:p text:style-name="P2">que insere a nova tarefa;</text:p>
      <text:p text:style-name="P2">$ list &lt;prioridade&gt;</text:p>
      <text:p text:style-name="P2">que lista todas as tarefas com tarefa da prioridade indicada ou superior;</text:p>
      <text:p text:style-name="P2">a listagem deve estar ordenada por prioridade (mais prioritárias</text:p>
      <text:p text:style-name="P2">primeiro) e, entre tarefas igualmente prioritárias, por data de criação</text:p>
      <text:p text:style-name="P2">(mais recentes primeiro);</text:p>
      <text:p text:style-name="P2">$ complete &lt;id-nova-tarefa&gt;</text:p>
      <text:p text:style-name="P2">que retira a tarefa indicada; caso a tarefa não exista, deve ser</text:p>
      <text:p text:style-name="P2">apresentada a mensagem de erro "TAREFA INEXISTENTE”.</text:p>
      <text:p text:style-name="P2">Sugestão: usar tantas listas quanto níveis de prioridade.</text:p>
      <text:p text:style-name="P2"/>
      <text:h text:style-name="Heading_20_2" text:outline-level="2">Implementação completa</text:h>
      <text:p text:style-name="Text_20_body">c</text:p>
      <text:p text:style-name="Preformatted_20_Text">#include &lt;stdio.h&gt;</text:p>
      <text:p text:style-name="Preformatted_20_Text">#include &lt;stdlib.h&gt;</text:p>
      <text:p text:style-name="Preformatted_20_Text">#include &lt;string.h&gt;</text:p>
      <text:p text:style-name="Preformatted_20_Text">#include &lt;time.h&gt;</text:p>
      <text:p text:style-name="Preformatted_20_Text"/>
      <text:p text:style-name="Preformatted_20_Text">#define MAX_PRIORITY 5</text:p>
      <text:p text:style-name="Preformatted_20_Text">#define MIN_PRIORITY 0</text:p>
      <text:p text:style-name="Preformatted_20_Text">#define MAX_ID_LEN 100</text:p>
      <text:p text:style-name="Preformatted_20_Text"/>
      <text:p text:style-name="Preformatted_20_Text">// Estrutura para uma tarefa</text:p>
      <text:p text:style-name="Preformatted_20_Text"><text:soft-page-break/>typedef struct task {</text:p>
      <text:p text:style-name="Preformatted_20_Text"><text:s text:c="4"/>char id[MAX_ID_LEN];</text:p>
      <text:p text:style-name="Preformatted_20_Text"><text:s text:c="4"/>int priority;</text:p>
      <text:p text:style-name="Preformatted_20_Text"><text:s text:c="4"/>time_t creation_time; <text:s/>// Para ordenar por data de criação</text:p>
      <text:p text:style-name="Preformatted_20_Text"><text:s text:c="4"/>struct task *next;</text:p>
      <text:p text:style-name="Preformatted_20_Text">} task_t;</text:p>
      <text:p text:style-name="Preformatted_20_Text"/>
      <text:p text:style-name="Preformatted_20_Text">// Estrutura para o gestor de tarefas</text:p>
      <text:p text:style-name="Preformatted_20_Text">typedef struct {</text:p>
      <text:p text:style-name="Preformatted_20_Text"><text:s text:c="4"/>task_t *priorities[MAX_PRIORITY + 1]; <text:s/>// Array de listas (0 a 5)</text:p>
      <text:p text:style-name="Preformatted_20_Text">} task_manager_t;</text:p>
      <text:p text:style-name="Preformatted_20_Text"/>
      <text:p text:style-name="Preformatted_20_Text">// Inicializar o gestor de tarefas</text:p>
      <text:p text:style-name="Preformatted_20_Text">void init_task_manager(task_manager_t *manager) {</text:p>
      <text:p text:style-name="Preformatted_20_Text"><text:s text:c="4"/>for (int i = 0; i &lt;= MAX_PRIORITY; i++) {</text:p>
      <text:p text:style-name="Preformatted_20_Text"><text:s text:c="8"/>manager-&gt;priorities[i] = NULL;</text:p>
      <text:p text:style-name="Preformatted_20_Text"><text:s text:c="4"/>}</text:p>
      <text:p text:style-name="Preformatted_20_Text">}</text:p>
      <text:p text:style-name="Preformatted_20_Text"/>
      <text:p text:style-name="Preformatted_20_Text">// Função para verificar se o ID já existe em qualquer prioridade</text:p>
      <text:p text:style-name="Preformatted_20_Text">int id_exists(task_manager_t *manager, const char *id) {</text:p>
      <text:p text:style-name="Preformatted_20_Text"><text:s text:c="4"/>for (int p = 0; p &lt;= MAX_PRIORITY; p++) {</text:p>
      <text:p text:style-name="Preformatted_20_Text"><text:s text:c="8"/>task_t *current = manager-&gt;priorities[p];</text:p>
      <text:p text:style-name="Preformatted_20_Text"><text:s text:c="8"/>while (current != NULL) {</text:p>
      <text:p text:style-name="Preformatted_20_Text"><text:s text:c="12"/>if (strcmp(current-&gt;id, id) == 0) {</text:p>
      <text:p text:style-name="Preformatted_20_Text"><text:s text:c="16"/>return 1; <text:s/>// ID encontrado</text:p>
      <text:p text:style-name="Preformatted_20_Text"><text:s text:c="12"/>}</text:p>
      <text:p text:style-name="Preformatted_20_Text"><text:s text:c="12"/>current = current-&gt;next;</text:p>
      <text:p text:style-name="Preformatted_20_Text"><text:s text:c="8"/>}</text:p>
      <text:p text:style-name="Preformatted_20_Text"><text:s text:c="4"/>}</text:p>
      <text:p text:style-name="Preformatted_20_Text"><text:s text:c="4"/>return 0; <text:s/>// ID não encontrado</text:p>
      <text:p text:style-name="Preformatted_20_Text">}</text:p>
      <text:p text:style-name="Preformatted_20_Text"/>
      <text:p text:style-name="Preformatted_20_Text">// Comando: new &lt;prioridade&gt; &lt;id-nova-tarefa&gt;</text:p>
      <text:p text:style-name="Preformatted_20_Text">void new_task(task_manager_t *manager, int priority, const char *id) {</text:p>
      <text:p text:style-name="Preformatted_20_Text"><text:s text:c="4"/>// Validar prioridade</text:p>
      <text:p text:style-name="Preformatted_20_Text"><text:s text:c="4"/>if (priority &lt; MIN_PRIORITY || priority &gt; MAX_PRIORITY) {</text:p>
      <text:p text:style-name="Preformatted_20_Text"><text:s text:c="8"/>printf("ERRO: Prioridade inválida. Deve estar entre %d e %d.\n", </text:p>
      <text:p text:style-name="Preformatted_20_Text"><text:s text:c="15"/>MIN_PRIORITY, MAX_PRIORITY);</text:p>
      <text:p text:style-name="Preformatted_20_Text"><text:s text:c="8"/>return;</text:p>
      <text:p text:style-name="Preformatted_20_Text"><text:s text:c="4"/>}</text:p>
      <text:p text:style-name="Preformatted_20_Text"><text:s text:c="4"/></text:p>
      <text:p text:style-name="Preformatted_20_Text"><text:s text:c="4"/>// Verificar se ID já existe</text:p>
      <text:p text:style-name="Preformatted_20_Text"><text:s text:c="4"/>if (id_exists(manager, id)) {</text:p>
      <text:p text:style-name="Preformatted_20_Text"><text:s text:c="8"/>printf("ERRO: Já existe uma tarefa com o ID '%s'.\n", id);</text:p>
      <text:p text:style-name="Preformatted_20_Text"><text:s text:c="8"/>return;</text:p>
      <text:p text:style-name="Preformatted_20_Text"><text:s text:c="4"/>}</text:p>
      <text:p text:style-name="Preformatted_20_Text"><text:s text:c="4"/></text:p>
      <text:p text:style-name="Preformatted_20_Text"><text:s text:c="4"/>// Criar nova tarefa</text:p>
      <text:p text:style-name="Preformatted_20_Text"><text:s text:c="4"/>task_t *new_task = (task_t*)malloc(sizeof(task_t));</text:p>
      <text:p text:style-name="Preformatted_20_Text"><text:s text:c="4"/>if (new_task == NULL) {</text:p>
      <text:p text:style-name="Preformatted_20_Text"><text:s text:c="8"/>printf("ERRO: Falha ao alocar memória.\n");</text:p>
      <text:p text:style-name="Preformatted_20_Text"><text:s text:c="8"/>return;</text:p>
      <text:p text:style-name="Preformatted_20_Text"><text:s text:c="4"/>}</text:p>
      <text:p text:style-name="Preformatted_20_Text"><text:s text:c="4"/></text:p>
      <text:p text:style-name="Preformatted_20_Text"><text:s text:c="4"/>strcpy(new_task-&gt;id, id);</text:p>
      <text:p text:style-name="Preformatted_20_Text"><text:s text:c="4"/>new_task-&gt;priority = priority;</text:p>
      <text:p text:style-name="Preformatted_20_Text"><text:s text:c="4"/>new_task-&gt;creation_time = time(NULL); <text:s/>// Data/hora atual</text:p>
      <text:p text:style-name="Preformatted_20_Text"><text:s text:c="4"/>new_task-&gt;next = NULL;</text:p>
      <text:p text:style-name="Preformatted_20_Text"><text:s text:c="4"/></text:p>
      <text:p text:style-name="Preformatted_20_Text"><text:s text:c="4"/>// Inserir na lista apropriada (manter ordenado por data - mais recentes primeiro)</text:p>
      <text:p text:style-name="Preformatted_20_Text"><text:s text:c="4"/>task_t **current = &amp;(manager-&gt;priorities[priority]);</text:p>
      <text:p text:style-name="Preformatted_20_Text"><text:s text:c="4"/></text:p>
      <text:p text:style-name="Preformatted_20_Text"><text:soft-page-break/><text:s text:c="4"/>// Inserir no início (para manter mais recentes primeiro)</text:p>
      <text:p text:style-name="Preformatted_20_Text"><text:s text:c="4"/>new_task-&gt;next = *current;</text:p>
      <text:p text:style-name="Preformatted_20_Text"><text:s text:c="4"/>*current = new_task;</text:p>
      <text:p text:style-name="Preformatted_20_Text"><text:s text:c="4"/></text:p>
      <text:p text:style-name="Preformatted_20_Text"><text:s text:c="4"/>printf("Tarefa '%s' criada com prioridade %d.\n", id, priority);</text:p>
      <text:p text:style-name="Preformatted_20_Text">}</text:p>
      <text:p text:style-name="Preformatted_20_Text"/>
      <text:p text:style-name="Preformatted_20_Text">// Função auxiliar para listar tarefas de uma prioridade específica</text:p>
      <text:p text:style-name="Preformatted_20_Text">void list_priority(task_t *list, int target_priority, int show_priority) {</text:p>
      <text:p text:style-name="Preformatted_20_Text"><text:s text:c="4"/>task_t *current = list;</text:p>
      <text:p text:style-name="Preformatted_20_Text"><text:s text:c="4"/>while (current != NULL) {</text:p>
      <text:p text:style-name="Preformatted_20_Text"><text:s text:c="8"/>if (show_priority) {</text:p>
      <text:p text:style-name="Preformatted_20_Text"><text:s text:c="12"/>printf(" <text:s/>[%d] %s\n", current-&gt;priority, current-&gt;id);</text:p>
      <text:p text:style-name="Preformatted_20_Text"><text:s text:c="8"/>} else {</text:p>
      <text:p text:style-name="Preformatted_20_Text"><text:s text:c="12"/>printf(" <text:s/>%s\n", current-&gt;id);</text:p>
      <text:p text:style-name="Preformatted_20_Text"><text:s text:c="8"/>}</text:p>
      <text:p text:style-name="Preformatted_20_Text"><text:s text:c="8"/>current = current-&gt;next;</text:p>
      <text:p text:style-name="Preformatted_20_Text"><text:s text:c="4"/>}</text:p>
      <text:p text:style-name="Preformatted_20_Text">}</text:p>
      <text:p text:style-name="Preformatted_20_Text"/>
      <text:p text:style-name="Preformatted_20_Text">// Comando: list &lt;prioridade&gt;</text:p>
      <text:p text:style-name="Preformatted_20_Text">void list_tasks(task_manager_t *manager, int min_priority) {</text:p>
      <text:p text:style-name="Preformatted_20_Text"><text:s text:c="4"/>if (min_priority &lt; MIN_PRIORITY || min_priority &gt; MAX_PRIORITY) {</text:p>
      <text:p text:style-name="Preformatted_20_Text"><text:s text:c="8"/>printf("ERRO: Prioridade inválida. Deve estar entre %d e %d.\n", </text:p>
      <text:p text:style-name="Preformatted_20_Text"><text:s text:c="15"/>MIN_PRIORITY, MAX_PRIORITY);</text:p>
      <text:p text:style-name="Preformatted_20_Text"><text:s text:c="8"/>return;</text:p>
      <text:p text:style-name="Preformatted_20_Text"><text:s text:c="4"/>}</text:p>
      <text:p text:style-name="Preformatted_20_Text"><text:s text:c="4"/></text:p>
      <text:p text:style-name="Preformatted_20_Text"><text:s text:c="4"/>int found = 0;</text:p>
      <text:p text:style-name="Preformatted_20_Text"><text:s text:c="4"/>printf("Tarefas com prioridade &gt;= %d:\n", min_priority);</text:p>
      <text:p text:style-name="Preformatted_20_Text"><text:s text:c="4"/></text:p>
      <text:p text:style-name="Preformatted_20_Text"><text:s text:c="4"/>// Listar das prioridades mais altas para as mais baixas</text:p>
      <text:p text:style-name="Preformatted_20_Text"><text:s text:c="4"/>for (int p = MAX_PRIORITY; p &gt;= min_priority; p--) {</text:p>
      <text:p text:style-name="Preformatted_20_Text"><text:s text:c="8"/>if (manager-&gt;priorities[p] != NULL) {</text:p>
      <text:p text:style-name="Preformatted_20_Text"><text:s text:c="12"/>printf("Prioridade %d:\n", p);</text:p>
      <text:p text:style-name="Preformatted_20_Text"><text:s text:c="12"/>list_priority(manager-&gt;priorities[p], p, 0);</text:p>
      <text:p text:style-name="Preformatted_20_Text"><text:s text:c="12"/>found = 1;</text:p>
      <text:p text:style-name="Preformatted_20_Text"><text:s text:c="8"/>}</text:p>
      <text:p text:style-name="Preformatted_20_Text"><text:s text:c="4"/>}</text:p>
      <text:p text:style-name="Preformatted_20_Text"><text:s text:c="4"/></text:p>
      <text:p text:style-name="Preformatted_20_Text"><text:s text:c="4"/>if (!found) {</text:p>
      <text:p text:style-name="Preformatted_20_Text"><text:s text:c="8"/>printf(" <text:s/>Nenhuma tarefa encontrada.\n");</text:p>
      <text:p text:style-name="Preformatted_20_Text"><text:s text:c="4"/>}</text:p>
      <text:p text:style-name="Preformatted_20_Text">}</text:p>
      <text:p text:style-name="Preformatted_20_Text"/>
      <text:p text:style-name="Preformatted_20_Text">// Comando: complete &lt;id-tarefa&gt;</text:p>
      <text:p text:style-name="Preformatted_20_Text">void complete_task(task_manager_t *manager, const char *id) {</text:p>
      <text:p text:style-name="Preformatted_20_Text"><text:s text:c="4"/>// Procurar em todas as listas de prioridade</text:p>
      <text:p text:style-name="Preformatted_20_Text"><text:s text:c="4"/>for (int p = 0; p &lt;= MAX_PRIORITY; p++) {</text:p>
      <text:p text:style-name="Preformatted_20_Text"><text:s text:c="8"/>task_t **current = &amp;(manager-&gt;priorities[p]);</text:p>
      <text:p text:style-name="Preformatted_20_Text"><text:s text:c="8"/></text:p>
      <text:p text:style-name="Preformatted_20_Text"><text:s text:c="8"/>while (*current != NULL) {</text:p>
      <text:p text:style-name="Preformatted_20_Text"><text:s text:c="12"/>if (strcmp((*current)-&gt;id, id) == 0) {</text:p>
      <text:p text:style-name="Preformatted_20_Text"><text:s text:c="16"/>// Tarefa encontrada - remover da lista</text:p>
      <text:p text:style-name="Preformatted_20_Text"><text:s text:c="16"/>task_t *to_remove = *current;</text:p>
      <text:p text:style-name="Preformatted_20_Text"><text:s text:c="16"/>*current = (*current)-&gt;next;</text:p>
      <text:p text:style-name="Preformatted_20_Text"><text:s text:c="16"/>free(to_remove);</text:p>
      <text:p text:style-name="Preformatted_20_Text"><text:s text:c="16"/>printf("Tarefa '%s' concluída e removida.\n", id);</text:p>
      <text:p text:style-name="Preformatted_20_Text"><text:s text:c="16"/>return;</text:p>
      <text:p text:style-name="Preformatted_20_Text"><text:s text:c="12"/>}</text:p>
      <text:p text:style-name="Preformatted_20_Text"><text:s text:c="12"/>current = &amp;((*current)-&gt;next);</text:p>
      <text:p text:style-name="Preformatted_20_Text"><text:s text:c="8"/>}</text:p>
      <text:p text:style-name="Preformatted_20_Text"><text:s text:c="4"/>}</text:p>
      <text:p text:style-name="Preformatted_20_Text"><text:s text:c="4"/></text:p>
      <text:p text:style-name="Preformatted_20_Text"><text:soft-page-break/><text:s text:c="4"/>// Se chegou aqui, a tarefa não foi encontrada</text:p>
      <text:p text:style-name="Preformatted_20_Text"><text:s text:c="4"/>printf("TAREFA INEXISTENTE\n");</text:p>
      <text:p text:style-name="Preformatted_20_Text">}</text:p>
      <text:p text:style-name="Preformatted_20_Text"/>
      <text:p text:style-name="Preformatted_20_Text">// Função para liberar toda a memória</text:p>
      <text:p text:style-name="Preformatted_20_Text">void cleanup(task_manager_t *manager) {</text:p>
      <text:p text:style-name="Preformatted_20_Text"><text:s text:c="4"/>for (int p = 0; p &lt;= MAX_PRIORITY; p++) {</text:p>
      <text:p text:style-name="Preformatted_20_Text"><text:s text:c="8"/>task_t *current = manager-&gt;priorities[p];</text:p>
      <text:p text:style-name="Preformatted_20_Text"><text:s text:c="8"/>while (current != NULL) {</text:p>
      <text:p text:style-name="Preformatted_20_Text"><text:s text:c="12"/>task_t *temp = current;</text:p>
      <text:p text:style-name="Preformatted_20_Text"><text:s text:c="12"/>current = current-&gt;next;</text:p>
      <text:p text:style-name="Preformatted_20_Text"><text:s text:c="12"/>free(temp);</text:p>
      <text:p text:style-name="Preformatted_20_Text"><text:s text:c="8"/>}</text:p>
      <text:p text:style-name="Preformatted_20_Text"><text:s text:c="8"/>manager-&gt;priorities[p] = NULL;</text:p>
      <text:p text:style-name="Preformatted_20_Text"><text:s text:c="4"/>}</text:p>
      <text:p text:style-name="Preformatted_20_Text">}</text:p>
      <text:p text:style-name="Preformatted_20_Text"/>
      <text:p text:style-name="Preformatted_20_Text">// Função para processar comandos interativamente</text:p>
      <text:p text:style-name="Preformatted_20_Text">void process_commands(task_manager_t *manager) {</text:p>
      <text:p text:style-name="Preformatted_20_Text"><text:s text:c="4"/>char line[256];</text:p>
      <text:p text:style-name="Preformatted_20_Text"><text:s text:c="4"/>char command[20];</text:p>
      <text:p text:style-name="Preformatted_20_Text"><text:s text:c="4"/></text:p>
      <text:p text:style-name="Preformatted_20_Text"><text:s text:c="4"/>printf("\n=== Gestor de Tarefas Pessoais ===\n");</text:p>
      <text:p text:style-name="Preformatted_20_Text"><text:s text:c="4"/>printf("Comandos disponíveis:\n");</text:p>
      <text:p text:style-name="Preformatted_20_Text"><text:s text:c="4"/>printf(" <text:s/>new &lt;prioridade&gt; &lt;id&gt;\n");</text:p>
      <text:p text:style-name="Preformatted_20_Text"><text:s text:c="4"/>printf(" <text:s/>list &lt;prioridade&gt;\n");</text:p>
      <text:p text:style-name="Preformatted_20_Text"><text:s text:c="4"/>printf(" <text:s/>complete &lt;id&gt;\n");</text:p>
      <text:p text:style-name="Preformatted_20_Text"><text:s text:c="4"/>printf(" <text:s/>exit\n\n");</text:p>
      <text:p text:style-name="Preformatted_20_Text"><text:s text:c="4"/></text:p>
      <text:p text:style-name="Preformatted_20_Text"><text:s text:c="4"/>while (1) {</text:p>
      <text:p text:style-name="Preformatted_20_Text"><text:s text:c="8"/>printf("&gt; ");</text:p>
      <text:p text:style-name="Preformatted_20_Text"><text:s text:c="8"/>if (fgets(line, sizeof(line), stdin) == NULL) {</text:p>
      <text:p text:style-name="Preformatted_20_Text"><text:s text:c="12"/>break;</text:p>
      <text:p text:style-name="Preformatted_20_Text"><text:s text:c="8"/>}</text:p>
      <text:p text:style-name="Preformatted_20_Text"><text:s text:c="8"/></text:p>
      <text:p text:style-name="Preformatted_20_Text"><text:s text:c="8"/>// Remover newline</text:p>
      <text:p text:style-name="Preformatted_20_Text"><text:s text:c="8"/>line[strcspn(line, "\n")] = 0;</text:p>
      <text:p text:style-name="Preformatted_20_Text"><text:s text:c="8"/></text:p>
      <text:p text:style-name="Preformatted_20_Text"><text:s text:c="8"/>// Parse do comando</text:p>
      <text:p text:style-name="Preformatted_20_Text"><text:s text:c="8"/>sscanf(line, "%s", command);</text:p>
      <text:p text:style-name="Preformatted_20_Text"><text:s text:c="8"/></text:p>
      <text:p text:style-name="Preformatted_20_Text"><text:s text:c="8"/>if (strcmp(command, "new") == 0) {</text:p>
      <text:p text:style-name="Preformatted_20_Text"><text:s text:c="12"/>int priority;</text:p>
      <text:p text:style-name="Preformatted_20_Text"><text:s text:c="12"/>char id[MAX_ID_LEN];</text:p>
      <text:p text:style-name="Preformatted_20_Text"><text:s text:c="12"/>if (sscanf(line, "%*s %d %s", &amp;priority, id) == 2) {</text:p>
      <text:p text:style-name="Preformatted_20_Text"><text:s text:c="16"/>new_task(manager, priority, id);</text:p>
      <text:p text:style-name="Preformatted_20_Text"><text:s text:c="12"/>} else {</text:p>
      <text:p text:style-name="Preformatted_20_Text"><text:s text:c="16"/>printf("Uso: new &lt;prioridade&gt; &lt;id&gt;\n");</text:p>
      <text:p text:style-name="Preformatted_20_Text"><text:s text:c="12"/>}</text:p>
      <text:p text:style-name="Preformatted_20_Text"><text:s text:c="8"/>}</text:p>
      <text:p text:style-name="Preformatted_20_Text"><text:s text:c="8"/>else if (strcmp(command, "list") == 0) {</text:p>
      <text:p text:style-name="Preformatted_20_Text"><text:s text:c="12"/>int priority;</text:p>
      <text:p text:style-name="Preformatted_20_Text"><text:s text:c="12"/>if (sscanf(line, "%*s %d", &amp;priority) == 1) {</text:p>
      <text:p text:style-name="Preformatted_20_Text"><text:s text:c="16"/>list_tasks(manager, priority);</text:p>
      <text:p text:style-name="Preformatted_20_Text"><text:s text:c="12"/>} else {</text:p>
      <text:p text:style-name="Preformatted_20_Text"><text:s text:c="16"/>printf("Uso: list &lt;prioridade&gt;\n");</text:p>
      <text:p text:style-name="Preformatted_20_Text"><text:s text:c="12"/>}</text:p>
      <text:p text:style-name="Preformatted_20_Text"><text:s text:c="8"/>}</text:p>
      <text:p text:style-name="Preformatted_20_Text"><text:s text:c="8"/>else if (strcmp(command, "complete") == 0) {</text:p>
      <text:p text:style-name="Preformatted_20_Text"><text:s text:c="12"/>char id[MAX_ID_LEN];</text:p>
      <text:p text:style-name="Preformatted_20_Text"><text:s text:c="12"/>if (sscanf(line, "%*s %s", id) == 1) {</text:p>
      <text:p text:style-name="Preformatted_20_Text"><text:s text:c="16"/>complete_task(manager, id);</text:p>
      <text:p text:style-name="Preformatted_20_Text"><text:s text:c="12"/>} else {</text:p>
      <text:p text:style-name="Preformatted_20_Text"><text:s text:c="16"/>printf("Uso: complete &lt;id&gt;\n");</text:p>
      <text:p text:style-name="Preformatted_20_Text"><text:soft-page-break/><text:s text:c="12"/>}</text:p>
      <text:p text:style-name="Preformatted_20_Text"><text:s text:c="8"/>}</text:p>
      <text:p text:style-name="Preformatted_20_Text"><text:s text:c="8"/>else if (strcmp(command, "exit") == 0) {</text:p>
      <text:p text:style-name="Preformatted_20_Text"><text:s text:c="12"/>printf("A encerrar o gestor de tarefas...\n");</text:p>
      <text:p text:style-name="Preformatted_20_Text"><text:s text:c="12"/>break;</text:p>
      <text:p text:style-name="Preformatted_20_Text"><text:s text:c="8"/>}</text:p>
      <text:p text:style-name="Preformatted_20_Text"><text:s text:c="8"/>else if (strlen(command) &gt; 0) {</text:p>
      <text:p text:style-name="Preformatted_20_Text"><text:s text:c="12"/>printf("Comando desconhecido. Comandos: new, list, complete, exit\n"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int main() {</text:p>
      <text:p text:style-name="Preformatted_20_Text"><text:s text:c="4"/>task_manager_t manager;</text:p>
      <text:p text:style-name="Preformatted_20_Text"><text:s text:c="4"/>init_task_manager(&amp;manager);</text:p>
      <text:p text:style-name="Preformatted_20_Text"><text:s text:c="4"/></text:p>
      <text:p text:style-name="Preformatted_20_Text"><text:s text:c="4"/>process_commands(&amp;manager);</text:p>
      <text:p text:style-name="Preformatted_20_Text"><text:s text:c="4"/></text:p>
      <text:p text:style-name="Preformatted_20_Text"><text:s text:c="4"/>cleanup(&amp;manager);</text:p>
      <text:p text:style-name="Preformatted_20_Text"><text:s text:c="4"/>return 0;</text:p>
      <text:p text:style-name="P1">}</text:p>
      <text:h text:style-name="Heading_20_2" text:outline-level="2">Exemplo de uso</text:h>
      <text:p text:style-name="Text_20_body">bash</text:p>
      <text:p text:style-name="Preformatted_20_Text"># Compilar</text:p>
      <text:p text:style-name="Preformatted_20_Text">gcc -o task_manager task_manager.c</text:p>
      <text:p text:style-name="Preformatted_20_Text"/>
      <text:p text:style-name="Preformatted_20_Text"># Executar</text:p>
      <text:p text:style-name="P1">./task_manager</text:p>
      <text:p text:style-name="Text_20_body"><text:span text:style-name="Strong_20_Emphasis">Sessão de exemplo:</text:span></text:p>
      <text:p text:style-name="Text_20_body">text</text:p>
      <text:p text:style-name="Preformatted_20_Text">=== Gestor de Tarefas Pessoais ===</text:p>
      <text:p text:style-name="Preformatted_20_Text">Comandos disponíveis:</text:p>
      <text:p text:style-name="Preformatted_20_Text"><text:s text:c="2"/>new &lt;prioridade&gt; &lt;id&gt;</text:p>
      <text:p text:style-name="Preformatted_20_Text"><text:s text:c="2"/>list &lt;prioridade&gt;</text:p>
      <text:p text:style-name="Preformatted_20_Text"><text:s text:c="2"/>complete &lt;id&gt;</text:p>
      <text:p text:style-name="Preformatted_20_Text"><text:s text:c="2"/>exit</text:p>
      <text:p text:style-name="Preformatted_20_Text"/>
      <text:p text:style-name="Preformatted_20_Text">&gt; new 5 Estudar_CPD</text:p>
      <text:p text:style-name="Preformatted_20_Text">Tarefa 'Estudar_CPD' criada com prioridade 5.</text:p>
      <text:p text:style-name="Preformatted_20_Text"/>
      <text:p text:style-name="Preformatted_20_Text">&gt; new 3 Compras_supermercado</text:p>
      <text:p text:style-name="Preformatted_20_Text">Tarefa 'Compras_supermercado' criada com prioridade 3.</text:p>
      <text:p text:style-name="Preformatted_20_Text"/>
      <text:p text:style-name="Preformatted_20_Text">&gt; new 4 Academia</text:p>
      <text:p text:style-name="Preformatted_20_Text">Tarefa 'Academia' criada com prioridade 4.</text:p>
      <text:p text:style-name="Preformatted_20_Text"/>
      <text:p text:style-name="Preformatted_20_Text">&gt; new 5 Projeto_paralela</text:p>
      <text:p text:style-name="Preformatted_20_Text">Tarefa 'Projeto_paralela' criada com prioridade 5.</text:p>
      <text:p text:style-name="Preformatted_20_Text"/>
      <text:p text:style-name="Preformatted_20_Text">&gt; list 3</text:p>
      <text:p text:style-name="Preformatted_20_Text">Tarefas com prioridade &gt;= 3:</text:p>
      <text:p text:style-name="Preformatted_20_Text">Prioridade 5:</text:p>
      <text:p text:style-name="Preformatted_20_Text"><text:s text:c="2"/>Projeto_paralela</text:p>
      <text:p text:style-name="Preformatted_20_Text"><text:s text:c="2"/>Estudar_CPD</text:p>
      <text:p text:style-name="Preformatted_20_Text">Prioridade 4:</text:p>
      <text:p text:style-name="Preformatted_20_Text"><text:soft-page-break/><text:s text:c="2"/>Academia</text:p>
      <text:p text:style-name="Preformatted_20_Text">Prioridade 3:</text:p>
      <text:p text:style-name="Preformatted_20_Text"><text:s text:c="2"/>Compras_supermercado</text:p>
      <text:p text:style-name="Preformatted_20_Text"/>
      <text:p text:style-name="Preformatted_20_Text">&gt; complete Estudar_CPD</text:p>
      <text:p text:style-name="Preformatted_20_Text">Tarefa 'Estudar_CPD' concluída e removida.</text:p>
      <text:p text:style-name="Preformatted_20_Text"/>
      <text:p text:style-name="Preformatted_20_Text">&gt; list 4</text:p>
      <text:p text:style-name="Preformatted_20_Text">Tarefas com prioridade &gt;= 4:</text:p>
      <text:p text:style-name="Preformatted_20_Text">Prioridade 5:</text:p>
      <text:p text:style-name="Preformatted_20_Text"><text:s text:c="2"/>Projeto_paralela</text:p>
      <text:p text:style-name="Preformatted_20_Text">Prioridade 4:</text:p>
      <text:p text:style-name="Preformatted_20_Text"><text:s text:c="2"/>Academia</text:p>
      <text:p text:style-name="Preformatted_20_Text"/>
      <text:p text:style-name="Preformatted_20_Text">&gt; complete Tarefa_inexistente</text:p>
      <text:p text:style-name="Preformatted_20_Text">TAREFA INEXISTENTE</text:p>
      <text:p text:style-name="Preformatted_20_Text"/>
      <text:p text:style-name="Preformatted_20_Text">&gt; exit</text:p>
      <text:p text:style-name="P1">A encerrar o gestor de tarefas...</text:p>
      <text:h text:style-name="Heading_20_2" text:outline-level="2">Características da implementação:</text:h>
      <text:list text:style-name="L1">
        <text:list-item>
          <text:p text:style-name="P5"><text:span text:style-name="Strong_20_Emphasis">Múltiplas listas</text:span>: Uma lista para cada prioridade (0-5)</text:p>
        </text:list-item>
        <text:list-item>
          <text:p text:style-name="P5"><text:span text:style-name="Strong_20_Emphasis">Ordenação</text:span>: Tarefas mais recentes primeiro dentro da mesma prioridade (inserção no início)</text:p>
        </text:list-item>
        <text:list-item>
          <text:p text:style-name="P5"><text:span text:style-name="Strong_20_Emphasis">Listagem</text:span>: Ordenada por prioridade (mais alta primeiro)</text:p>
        </text:list-item>
        <text:list-item>
          <text:p text:style-name="P5"><text:span text:style-name="Strong_20_Emphasis">IDs únicos</text:span>: Verificação para evitar duplicação</text:p>
        </text:list-item>
        <text:list-item>
          <text:p text:style-name="P5"><text:span text:style-name="Strong_20_Emphasis">Tratamento de erros</text:span>: Mensagens apropriadas para comandos inválidos</text:p>
        </text:list-item>
        <text:list-item>
          <text:p text:style-name="P5"><text:span text:style-name="Strong_20_Emphasis">Gestão de memória</text:span>: Liberação correta ao encerrar</text:p>
        </text:list-item>
      </text:list>
      <text:p text:style-name="P7"><text:span text:style-name="Strong_20_Emphasis">Autor</text:span>: <text:span text:style-name="T5">Bernardo António Leão dos Santos</text:span></text:p>
      <text:p text:style-name="P7"><text:span text:style-name="T4">Matrícula: </text:span><text:span text:style-name="T2">20230470</text:span><text:line-break/><text:span text:style-name="Strong_20_Emphasis">Disciplina</text:span>: <text:span text:style-name="T5">CPD</text:span></text:p>
      <text:p text:style-name="P6"><text:span text:style-name="T3">github</text:span>: Berlion7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16:39:23.780469990</meta:creation-date>
    <dc:date>2026-03-23T14:42:16.759675958</dc:date>
    <meta:editing-duration>PT4H1M2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6" meta:paragraph-count="290" meta:word-count="1099" meta:character-count="8809" meta:non-whitespace-character-count="6657"/>
  </office:meta>
</office:document-meta>
</file>